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Mangal1" svg:font-family="Mangal"/>
    <style:font-face style:name="OpenSymbol" svg:font-family="OpenSymbol"/>
    <style:font-face style:name="Times New Roman3" svg:font-family="'Times New Roman'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 style:master-page-name="HTML">
      <style:table-properties style:width="19.001cm" style:page-number="auto" table:align="margins"/>
    </style:style>
    <style:style style:name="Table1.A" style:family="table-column">
      <style:table-column-properties style:column-width="3.067cm" style:rel-column-width="10577*"/>
    </style:style>
    <style:style style:name="Table1.B" style:family="table-column">
      <style:table-column-properties style:column-width="15.933cm" style:rel-column-width="54958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fo:language="en" fo:country="US" style:font-name-asian="Times New Roman1" style:font-size-asian="10pt" style:font-name-complex="Times New Roman1" style:font-size-complex="10pt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margin-top="0cm" fo:margin-bottom="0.212cm"/>
    </style:style>
    <style:style style:name="P5" style:family="paragraph" style:parent-style-name="Text_20_body">
      <style:paragraph-properties fo:margin-top="0cm" fo:margin-bottom="0.212cm"/>
      <style:text-properties fo:language="en" fo:country="US"/>
    </style:style>
    <style:style style:name="P6" style:family="paragraph" style:parent-style-name="Heading_20_1">
      <style:text-properties fo:language="en" fo:country="US"/>
    </style:style>
    <style:style style:name="P7" style:family="paragraph" style:parent-style-name="Text_20_body" style:list-style-name="L1">
      <style:paragraph-properties fo:margin-top="0.176cm" fo:margin-bottom="0.212cm" style:writing-mode="lr-tb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style="italic"/>
    </style:style>
    <style:style style:name="T6" style:family="text">
      <style:text-properties fo:language="en" fo:country="US" fo:font-style="italic" style:font-style-asian="italic" style:font-style-complex="italic"/>
    </style:style>
    <style:style style:name="T7" style:family="text">
      <style:text-properties style:font-name="Times New Roman3" fo:font-size="14pt" fo:language="en" fo:country="US"/>
    </style:style>
    <style:style style:name="T8" style:family="text">
      <style:text-properties style:font-name="Times New Roman3" fo:font-size="14pt" fo:language="en" fo:country="US" fo:font-weight="bold"/>
    </style:style>
    <style:style style:name="T9" style:family="text">
      <style:text-properties style:font-name="Times New Roman3" fo:font-size="14pt" fo:language="en" fo:country="US" fo:font-style="italic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1.011cm" svg:height="0.9cm" draw:z-index="0"><draw:image xlink:href="../../odt_eng/images/1003.png" xlink:type="simple" xlink:show="embed" xlink:actuate="onLoad"/></draw:frame></text:p>
          </table:table-cell>
          <table:table-cell table:style-name="Table1.B1" office:value-type="string">
            <text:h text:style-name="P6" text:outline-level="1">SimInTech Input Port</text:h>
          </table:table-cell>
        </table:table-row>
        <table:table-row>
          <table:table-cell table:style-name="Table1.A2" office:value-type="string">
            <text:p text:style-name="P2">In palette</text:p>
          </table:table-cell>
          <table:table-cell table:style-name="Table1.B1" office:value-type="string">
            <text:p text:style-name="Standard"/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2.619cm" svg:height="0.981cm" draw:z-index="0"><draw:image xlink:href="../../odt_eng/images/1003_in_scheme.png" xlink:type="simple" xlink:show="embed" xlink:actuate="onLoad"/></draw:frame>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3">
          <table:table-cell table:style-name="Table1.A4" office:value-type="string">
            <text:p text:style-name="P2">In diagram</text:p>
          </table:table-cell>
          <table:table-cell table:style-name="Table1.B4" office:value-type="string">
            <text:p text:style-name="Standard"/>
          </table:table-cell>
        </table:table-row>
        <table:table-row table:style-name="Table1.3">
          <table:table-cell table:style-name="Table1.A2" table:number-columns-spanned="2" office:value-type="string">
            <text:p text:style-name="P4"><text:span text:style-name="T4">The unit is used inside the </text:span><text:span text:style-name="T5">Submodel </text:span><text:span text:style-name="T4">and determines the availability of an input port to that.</text:span> <text:span text:style-name="T4">It serves for connecting external part of the diagram to the diagram inside the </text:span><text:span text:style-name="T5">Submodel</text:span><text:span text:style-name="T4">.</text:span></text:p>
            <text:p text:style-name="P5">The unit is <text:span text:style-name="T1">vectorized </text:span>and arranges:</text:p>
            <text:list xml:id="list4204129857178126336" text:style-name="L1">
              <text:list-item>
                <text:p text:style-name="P7"><text:span text:style-name="T4">reception of data from typical units and </text:span><text:span text:style-name="T5">Submodels</text:span><text:span text:style-name="T4">, which are external in relation to the given one;</text:span></text:p>
              </text:list-item>
              <text:list-item>
                <text:p text:style-name="P7"><text:span text:style-name="T4">transmission of data for their transformation by typical units (or </text:span><text:span text:style-name="T5">Submodels</text:span><text:span text:style-name="T4">) belonging to the inner structure of the given submodel.</text:span></text:p>
              </text:list-item>
            </text:list>
            <text:p text:style-name="P4"><text:span text:style-name="T4">A number of </text:span><text:span text:style-name="T5">SimInTech Input Port </text:span><text:span text:style-name="T4">units automatically determine a number of inputs to the given </text:span><text:span text:style-name="T6">Submodel.</text:span> </text:p>
            <text:p text:style-name="P5">When closing the internal Diagram window, “re-drawing” of the image of the given <text:span text:style-name="T3">Submodel </text:span>is <text:span text:style-name="T2">automatically </text:span>executed.</text:p>
            <text:p text:style-name="P4"><text:span text:style-name="T5">SimInTech Input Port </text:span><text:span text:style-name="T4">can process both </text:span><text:span text:style-name="T5">scalar </text:span><text:span text:style-name="T4">and </text:span><text:span text:style-name="T5">vector</text:span><text:span text:style-name="T4"> input signals.</text:span></text:p>
            <text:p text:style-name="Text_20_body"><text:span text:style-name="T8">Note:</text:span> <text:span text:style-name="T7">it is recommended immediately after unit transfer from </text:span><text:span text:style-name="T9">Typical units “Line" </text:span><text:span text:style-name="T7">to the Diagram window to assign a “unique” name to such unit.</text:span> E<text:span text:style-name="T7">.g., </text:span><text:span text:style-name="T8">Input No. 1</text:span><text:span text:style-name="T7">. Double-click the unit to indicate the connection port name.</text:span>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Mangal1" svg:font-family="Mangal"/>
    <style:font-face style:name="OpenSymbol" svg:font-family="OpenSymbol"/>
    <style:font-face style:name="Times New Roman3" svg:font-family="'Times New Roman'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Порт входа МВТУ</dc:title>
    <dc:date>2012-03-05T20:59:19.95</dc:date>
    <meta:editing-cycles>78</meta:editing-cycles>
    <meta:editing-duration>PT2H46M32S</meta:editing-duration>
    <dc:creator>Александр </dc:creator>
    <meta:document-statistic meta:table-count="1" meta:image-count="2" meta:object-count="0" meta:page-count="1" meta:paragraph-count="13" meta:word-count="166" meta:character-count="1010"/>
    <meta:user-defined meta:name="Поле 1"/>
    <meta:user-defined meta:name="Поле 2"/>
    <meta:user-defined meta:name="Поле 3"/>
    <meta:user-defined meta:name="Поле 4"/>
  </office:meta>
</office:document-meta>
</file>